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20AA895F81.jpg" manifest:media-type="image/jpeg"/>
  <manifest:file-entry manifest:full-path="Pictures/1000000000000400000002D61307A0A4.jpg" manifest:media-type="image/jpeg"/>
  <manifest:file-entry manifest:full-path="Pictures/10000201000001160000016E1D47D2FC.png" manifest:media-type="image/png"/>
  <manifest:file-entry manifest:full-path="Pictures/1000000000000500000003C0471019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900" draw:textarea-horizontal-align="justify" draw:textarea-vertical-align="middle" draw:auto-grow-height="false" fo:min-height="3.147cm" fo:min-width="4.9cm"/>
    </style:style>
    <style:style style:name="gr2" style:family="graphic" style:parent-style-name="standard">
      <style:graphic-properties draw:stroke="none" svg:stroke-color="#000000" draw:fill="none" draw:fill-color="#ffffff" fo:min-height="0.71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658cm, 2.577cm, 3.21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svg:stroke-width="0.2cm" svg:stroke-color="#ff6600" draw:marker-start="" draw:marker-start-width="0.9cm" draw:marker-end="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ff3333" draw:marker-start="" draw:marker-start-width="0.9cm" draw:marker-end="" draw:marker-end-width="0.9cm" draw:fill="none" draw:textarea-vertical-align="middle" fo:padding-top="0.225cm" fo:padding-bottom="0.225cm" fo:padding-left="0.35cm" fo:padding-right="0.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85cm, 19.361cm, 7.259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734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47cm, 3.923cm, 1.573cm, 3.753cm)" draw:image-opacity="100%" style:mirror="none"/>
    </style:style>
    <style:style style:name="gr13" style:family="graphic" style:parent-style-name="objectwithoutfill">
      <style:graphic-properties svg:stroke-width="0.2cm" svg:stroke-color="#0000cc" draw:marker-start="" draw:marker-start-width="0.9cm" draw:marker-end="" draw:marker-end-width="0.9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009900" draw:marker-start="" draw:marker-start-width="0.9cm" draw:marker-end="" draw:marker-end-width="0.9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9900"/>
    </style:style>
    <style:style style:name="P6" style:family="paragraph">
      <loext:graphic-properties draw:fill="none" draw:fill-color="#ffffff"/>
      <style:text-properties fo:color="#ff9900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loext:graphic-properties draw:fill="none" draw:fill-color="#ffffff"/>
      <style:text-properties fo:color="#009933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9900"/>
    </style:style>
    <style:style style:name="T3" style:family="text">
      <style:text-properties fo:color="#0000ff"/>
    </style:style>
    <style:style style:name="T4" style:family="text">
      <style:text-properties fo:color="#ff3333"/>
    </style:style>
    <style:style style:name="T5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3.397cm" svg:x="1cm" svg:y="1cm"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3.855cm" svg:height="0.969cm" svg:x="1.773cm" svg:y="4.431cm">
          <draw:text-box>
            <text:p>/extensions </text:p>
          </draw:text-box>
        </draw:frame>
        <draw:frame draw:style-name="gr3" draw:text-style-name="P4" xml:id="id2" draw:id="id2" draw:layer="layout" svg:width="4.265cm" svg:height="4.763cm" svg:x="11.835cm" svg:y="8.8cm">
          <draw:image xlink:href="Pictures/1000000000000500000003C047101905.jpg" xlink:type="simple" xlink:show="embed" xlink:actuate="onLoad">
            <text:p/>
          </draw:image>
        </draw:frame>
        <draw:frame draw:style-name="gr4" draw:text-style-name="P3" draw:layer="layout" svg:width="3.139cm" svg:height="0.962cm" svg:x="12.401cm" svg:y="13.764cm">
          <draw:text-box>
            <text:p>/lines_sip</text:p>
          </draw:text-box>
        </draw:frame>
        <draw:frame draw:style-name="gr5" draw:text-style-name="P4" draw:layer="layout" svg:width="3.193cm" svg:height="4.203cm" svg:x="23.747cm" svg:y="1cm">
          <draw:image xlink:href="Pictures/10000201000001160000016E1D47D2FC.png" xlink:type="simple" xlink:show="embed" xlink:actuate="onLoad">
            <text:p/>
          </draw:image>
        </draw:frame>
        <draw:frame draw:style-name="gr6" draw:text-style-name="P3" xml:id="id4" draw:id="id4" draw:layer="layout" svg:width="2.397cm" svg:height="0.962cm" svg:x="24.2cm" svg:y="5cm">
          <draw:text-box>
            <text:p>/users</text:p>
          </draw:text-box>
        </draw:frame>
        <draw:connector draw:style-name="gr7" draw:text-style-name="P4" draw:layer="layout" draw:type="curve" svg:x1="3.7cm" svg:y1="5.4cm" svg:x2="11.835cm" svg:y2="11.181cm" draw:start-shape="id1" draw:start-glue-point="2" draw:end-shape="id2" draw:end-glue-point="3" svg:d="M3700 5400c0 3854 2711 5781 8135 5781" svg:viewBox="0 0 8136 5782">
          <text:p/>
        </draw:connector>
        <draw:connector draw:style-name="gr8" draw:text-style-name="P4" draw:layer="layout" draw:type="curve" svg:x1="3.728cm" svg:y1="16.1cm" svg:x2="11.835cm" svg:y2="11.181cm" draw:start-shape="id3" draw:start-glue-point="0" draw:end-shape="id2" draw:end-glue-point="3" svg:d="M3728 16100c0-3280 2702-4919 8107-4919" svg:viewBox="0 0 8108 4920">
          <text:p/>
        </draw:connector>
        <draw:g xml:id="id3" draw:id="id3">
          <draw:frame draw:style-name="gr9" draw:text-style-name="P4" draw:layer="layout" svg:width="5.344cm" svg:height="3.455cm" svg:x="1.056cm" svg:y="16.1cm">
            <draw:image xlink:href="Pictures/1000000000000400000002D61307A0A4.jpg" xlink:type="simple" xlink:show="embed" xlink:actuate="onLoad">
              <text:p/>
            </draw:image>
          </draw:frame>
          <draw:frame draw:style-name="gr10" draw:text-style-name="P3" draw:layer="layout" svg:width="3.878cm" svg:height="0.984cm" svg:x="1.789cm" svg:y="19.571cm">
            <draw:text-box>
              <text:p>/extensions</text:p>
            </draw:text-box>
          </draw:frame>
        </draw:g>
        <draw:g xml:id="id5" draw:id="id5">
          <draw:frame draw:style-name="gr11" draw:text-style-name="P3" draw:layer="layout" svg:width="2.9cm" svg:height="1cm" svg:x="22.79cm" svg:y="19.7cm">
            <draw:text-box>
              <text:p>/devices</text:p>
            </draw:text-box>
          </draw:frame>
          <draw:frame draw:style-name="gr12" draw:text-style-name="P4" draw:layer="layout" svg:width="5.4cm" svg:height="3.662cm" svg:x="21.54cm" svg:y="15.9cm">
            <draw:image xlink:href="Pictures/10000000000004B000000320AA895F81.jpg" xlink:type="simple" xlink:show="embed" xlink:actuate="onLoad">
              <text:p/>
            </draw:image>
          </draw:frame>
        </draw:g>
        <draw:connector draw:style-name="gr13" draw:text-style-name="P4" draw:layer="layout" draw:type="curve" svg:x1="25.398cm" svg:y1="5.962cm" svg:x2="16.1cm" svg:y2="11.181cm" draw:start-shape="id4" draw:start-glue-point="2" draw:end-shape="id2" draw:end-glue-point="1" svg:d="M25398 5962c0 3480-3099 5219-9298 5219" svg:viewBox="0 0 9299 5220">
          <text:p/>
        </draw:connector>
        <draw:connector draw:style-name="gr14" draw:text-style-name="P4" draw:layer="layout" draw:type="curve" svg:x1="24.24cm" svg:y1="15.9cm" svg:x2="16.1cm" svg:y2="11.181cm" draw:start-shape="id5" draw:start-glue-point="0" draw:end-shape="id2" draw:end-glue-point="1" svg:d="M24240 15900c0-3146-2713-4719-8140-4719" svg:viewBox="0 0 8141 4720">
          <text:p/>
        </draw:connector>
        <draw:frame draw:style-name="gr15" draw:text-style-name="P6" draw:layer="layout" svg:width="8.012cm" svg:height="0.962cm" svg:x="4.5cm" svg:y="7.238cm">
          <draw:text-box>
            <text:p text:style-name="P5"><text:span text:style-name="T2">/lines/&lt;id&gt;/extensions/&lt;id&gt;</text:span></text:p>
          </draw:text-box>
        </draw:frame>
        <draw:frame draw:style-name="gr16" draw:text-style-name="P8" draw:layer="layout" svg:width="6.535cm" svg:height="0.962cm" svg:x="18.3cm" svg:y="7.238cm">
          <draw:text-box>
            <text:p text:style-name="P7"><text:span text:style-name="T3">/users/&lt;id&gt;/lines/&lt;id&gt;</text:span></text:p>
          </draw:text-box>
        </draw:frame>
        <draw:frame draw:style-name="gr15" draw:text-style-name="P10" draw:layer="layout" svg:width="8.012cm" svg:height="0.962cm" svg:x="4.202cm" svg:y="14.1cm">
          <draw:text-box>
            <text:p text:style-name="P9"><text:span text:style-name="T4">/lines/&lt;id&gt;/extensions/&lt;id&gt;</text:span></text:p>
          </draw:text-box>
        </draw:frame>
        <draw:frame draw:style-name="gr17" draw:text-style-name="P11" draw:layer="layout" svg:width="2.788cm" svg:height="0.962cm" svg:x="20.812cm" svg:y="14cm">
          <draw:text-box>
            <text:p><text:span text:style-name="T5">/?????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4:30:44.582683042</meta:creation-date>
    <dc:date>2015-05-25T16:13:46.919956737</dc:date>
    <meta:editing-duration>PT25M1S</meta:editing-duration>
    <meta:editing-cycles>6</meta:editing-cycles>
    <meta:generator>LibreOffice/4.4.1.2$Linux_X86_64 LibreOffice_project/40m0$Build-2</meta:generator>
    <meta:document-statistic meta:object-count="20"/>
  </office:meta>
</office:document-meta>
</file>